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5392" calcext:value-type="float">
            <text:p>86.5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892" calcext:value-type="float">
            <text:p>86.6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94" calcext:value-type="float">
            <text:p>86.6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5872" calcext:value-type="float">
            <text:p>86.6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3304" calcext:value-type="float">
            <text:p>86.6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5976" calcext:value-type="float">
            <text:p>86.6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6832" calcext:value-type="float">
            <text:p>86.6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1592" calcext:value-type="float">
            <text:p>86.6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036" calcext:value-type="float">
            <text:p>86.7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6456" calcext:value-type="float">
            <text:p>86.7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1216" calcext:value-type="float">
            <text:p>86.6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3408" calcext:value-type="float">
            <text:p>86.7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3784" calcext:value-type="float">
            <text:p>86.6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2072" calcext:value-type="float">
            <text:p>86.6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7312" calcext:value-type="float">
            <text:p>86.6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2928" calcext:value-type="float">
            <text:p>86.6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084" calcext:value-type="float">
            <text:p>86.7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3512" calcext:value-type="float">
            <text:p>86.7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56" calcext:value-type="float">
            <text:p>86.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8272" calcext:value-type="float">
            <text:p>86.7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00944" calcext:value-type="float">
            <text:p>86.8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9128" calcext:value-type="float">
            <text:p>86.7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6936" calcext:value-type="float">
            <text:p>86.7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3032" calcext:value-type="float">
            <text:p>86.7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8752" calcext:value-type="float">
            <text:p>86.7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09504" calcext:value-type="float">
            <text:p>86.7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4744" calcext:value-type="float">
            <text:p>86.7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18" calcext:value-type="float">
            <text:p>86.7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7896" calcext:value-type="float">
            <text:p>86.7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94264" calcext:value-type="float">
            <text:p>86.6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4608" calcext:value-type="float">
            <text:p>86.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12552" calcext:value-type="float">
            <text:p>86.7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7792" calcext:value-type="float">
            <text:p>86.7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5224" calcext:value-type="float">
            <text:p>86.7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52176" calcext:value-type="float">
            <text:p>86.7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7688" calcext:value-type="float">
            <text:p>86.6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988" calcext:value-type="float">
            <text:p>86.6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512" calcext:value-type="float">
            <text:p>86.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6352" calcext:value-type="float">
            <text:p>86.6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30256" calcext:value-type="float">
            <text:p>86.6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5464" calcext:value-type="float">
            <text:p>86.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2448" calcext:value-type="float">
            <text:p>86.6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7584" calcext:value-type="float">
            <text:p>86.5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1112" calcext:value-type="float">
            <text:p>86.6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416" calcext:value-type="float">
            <text:p>86.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5016" calcext:value-type="float">
            <text:p>86.6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6728" calcext:value-type="float">
            <text:p>86.5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9776" calcext:value-type="float">
            <text:p>86.5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1488" calcext:value-type="float">
            <text:p>86.5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0152" calcext:value-type="float">
            <text:p>86.5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2344" calcext:value-type="float">
            <text:p>86.5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796" calcext:value-type="float">
            <text:p>86.5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9296" calcext:value-type="float">
            <text:p>86.5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6624" calcext:value-type="float">
            <text:p>86.5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6248" calcext:value-type="float">
            <text:p>86.5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3576" calcext:value-type="float">
            <text:p>86.5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8816" calcext:value-type="float">
            <text:p>86.5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1384" calcext:value-type="float">
            <text:p>86.5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20528" calcext:value-type="float">
            <text:p>86.5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224" calcext:value-type="float">
            <text:p>86.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5288" calcext:value-type="float">
            <text:p>86.5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4432" calcext:value-type="float">
            <text:p>86.5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90048" calcext:value-type="float">
            <text:p>86.4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80904" calcext:value-type="float">
            <text:p>86.4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176" calcext:value-type="float">
            <text:p>86.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3472" calcext:value-type="float">
            <text:p>86.4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9568" calcext:value-type="float">
            <text:p>86.4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0424" calcext:value-type="float">
            <text:p>86.4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04704" calcext:value-type="float">
            <text:p>86.4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89464" calcext:value-type="float">
            <text:p>86.3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77272" calcext:value-type="float">
            <text:p>86.3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8128" calcext:value-type="float">
            <text:p>86.3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2888" calcext:value-type="float">
            <text:p>86.3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2032" calcext:value-type="float">
            <text:p>86.3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6792" calcext:value-type="float">
            <text:p>86.3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2408" calcext:value-type="float">
            <text:p>86.3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0216" calcext:value-type="float">
            <text:p>86.3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6312" calcext:value-type="float">
            <text:p>86.3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0412" calcext:value-type="float">
            <text:p>86.3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85832" calcext:value-type="float">
            <text:p>86.2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6208" calcext:value-type="float">
            <text:p>86.2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316" calcext:value-type="float">
            <text:p>86.2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0112" calcext:value-type="float">
            <text:p>86.2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18776" calcext:value-type="float">
            <text:p>86.2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79152" calcext:value-type="float">
            <text:p>86.1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8672" calcext:value-type="float">
            <text:p>86.1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15144" calcext:value-type="float">
            <text:p>86.1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02952" calcext:value-type="float">
            <text:p>86.1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9076" calcext:value-type="float">
            <text:p>86.0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7232" calcext:value-type="float">
            <text:p>86.0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38944" calcext:value-type="float">
            <text:p>86.0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8088" calcext:value-type="float">
            <text:p>86.0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408" calcext:value-type="float">
            <text:p>85.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93224" calcext:value-type="float">
            <text:p>85.9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7984" calcext:value-type="float">
            <text:p>85.9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6884" calcext:value-type="float">
            <text:p>85.9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71888" calcext:value-type="float">
            <text:p>85.9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0552" calcext:value-type="float">
            <text:p>85.9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44456" calcext:value-type="float">
            <text:p>85.9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6648" calcext:value-type="float">
            <text:p>85.9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9216" calcext:value-type="float">
            <text:p>85.9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836" calcext:value-type="float">
            <text:p>85.9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32264" calcext:value-type="float">
            <text:p>85.9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10928" calcext:value-type="float">
            <text:p>85.9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1784" calcext:value-type="float">
            <text:p>85.9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8736" calcext:value-type="float">
            <text:p>85.8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0448" calcext:value-type="float">
            <text:p>85.8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9112" calcext:value-type="float">
            <text:p>85.8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5584" calcext:value-type="float">
            <text:p>85.8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4248" calcext:value-type="float">
            <text:p>85.8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7296" calcext:value-type="float">
            <text:p>85.8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82912" calcext:value-type="float">
            <text:p>85.7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7672" calcext:value-type="float">
            <text:p>85.7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8528" calcext:value-type="float">
            <text:p>85.7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5548" calcext:value-type="float">
            <text:p>85.7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1096" calcext:value-type="float">
            <text:p>85.7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21952" calcext:value-type="float">
            <text:p>85.7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34144" calcext:value-type="float">
            <text:p>85.7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6404" calcext:value-type="float">
            <text:p>85.6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51848" calcext:value-type="float">
            <text:p>85.6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3728" calcext:value-type="float">
            <text:p>85.4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8384" calcext:value-type="float">
            <text:p>85.3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4856" calcext:value-type="float">
            <text:p>85.3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2184" calcext:value-type="float">
            <text:p>85.2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6088" calcext:value-type="float">
            <text:p>85.2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6568" calcext:value-type="float">
            <text:p>85.3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352" calcext:value-type="float">
            <text:p>85.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828" calcext:value-type="float">
            <text:p>85.2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2664" calcext:value-type="float">
            <text:p>85.3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6944" calcext:value-type="float">
            <text:p>85.2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4376" calcext:value-type="float">
            <text:p>85.3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876" calcext:value-type="float">
            <text:p>85.3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0848" calcext:value-type="float">
            <text:p>85.2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9888" calcext:value-type="float">
            <text:p>85.2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8656" calcext:value-type="float">
            <text:p>85.2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0368" calcext:value-type="float">
            <text:p>85.2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9512" calcext:value-type="float">
            <text:p>85.2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6736" calcext:value-type="float">
            <text:p>85.1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1224" calcext:value-type="float">
            <text:p>85.2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8176" calcext:value-type="float">
            <text:p>85.2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00744" calcext:value-type="float">
            <text:p>85.2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4168" calcext:value-type="float">
            <text:p>85.1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4648" calcext:value-type="float">
            <text:p>85.1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732" calcext:value-type="float">
            <text:p>85.2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4752" calcext:value-type="float">
            <text:p>85.2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0264" calcext:value-type="float">
            <text:p>85.1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7048" calcext:value-type="float">
            <text:p>85.3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5816" calcext:value-type="float">
            <text:p>85.3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972" calcext:value-type="float">
            <text:p>85.3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3248" calcext:value-type="float">
            <text:p>85.4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3352" calcext:value-type="float">
            <text:p>85.4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5068" calcext:value-type="float">
            <text:p>85.4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7632" calcext:value-type="float">
            <text:p>85.4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4584" calcext:value-type="float">
            <text:p>85.4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544" calcext:value-type="float">
            <text:p>85.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9344" calcext:value-type="float">
            <text:p>85.4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6296" calcext:value-type="float">
            <text:p>85.4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8008" calcext:value-type="float">
            <text:p>85.4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496" calcext:value-type="float">
            <text:p>85.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01912" calcext:value-type="float">
            <text:p>85.4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8864" calcext:value-type="float">
            <text:p>85.3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6672" calcext:value-type="float">
            <text:p>85.3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0576" calcext:value-type="float">
            <text:p>85.3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7528" calcext:value-type="float">
            <text:p>85.3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1432" calcext:value-type="float">
            <text:p>85.3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6192" calcext:value-type="float">
            <text:p>85.3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3144" calcext:value-type="float">
            <text:p>85.3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0096" calcext:value-type="float">
            <text:p>85.3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1808" calcext:value-type="float">
            <text:p>85.3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25712" calcext:value-type="float">
            <text:p>85.3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9616" calcext:value-type="float">
            <text:p>85.3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10472" calcext:value-type="float">
            <text:p>85.3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1328" calcext:value-type="float">
            <text:p>85.3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95232" calcext:value-type="float">
            <text:p>85.2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9136" calcext:value-type="float">
            <text:p>85.2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9992" calcext:value-type="float">
            <text:p>85.2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73896" calcext:value-type="float">
            <text:p>85.2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78" calcext:value-type="float">
            <text:p>85.2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61704" calcext:value-type="float">
            <text:p>85.2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34272" calcext:value-type="float">
            <text:p>85.2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2208" calcext:value-type="float">
            <text:p>85.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7696" calcext:value-type="float">
            <text:p>85.1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636" calcext:value-type="float">
            <text:p>85.1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67216" calcext:value-type="float">
            <text:p>85.1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2832" calcext:value-type="float">
            <text:p>85.1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3688" calcext:value-type="float">
            <text:p>85.1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21496" calcext:value-type="float">
            <text:p>85.1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2352" calcext:value-type="float">
            <text:p>85.1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91016" calcext:value-type="float">
            <text:p>85.0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78824" calcext:value-type="float">
            <text:p>85.0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57488" calcext:value-type="float">
            <text:p>85.0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48344" calcext:value-type="float">
            <text:p>85.0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6152" calcext:value-type="float">
            <text:p>85.0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27008" calcext:value-type="float">
            <text:p>85.0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14816" calcext:value-type="float">
            <text:p>85.0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2624" calcext:value-type="float">
            <text:p>85.0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90432" calcext:value-type="float">
            <text:p>84.9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1288" calcext:value-type="float">
            <text:p>84.9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5192" calcext:value-type="float">
            <text:p>84.9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63" calcext:value-type="float">
            <text:p>84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0808" calcext:value-type="float">
            <text:p>84.9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9472" calcext:value-type="float">
            <text:p>84.9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1184" calcext:value-type="float">
            <text:p>84.9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0204" calcext:value-type="float">
            <text:p>84.9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2896" calcext:value-type="float">
            <text:p>84.8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83752" calcext:value-type="float">
            <text:p>84.8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156" calcext:value-type="float">
            <text:p>84.8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62416" calcext:value-type="float">
            <text:p>84.8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53272" calcext:value-type="float">
            <text:p>84.8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44128" calcext:value-type="float">
            <text:p>84.8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34984" calcext:value-type="float">
            <text:p>84.8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9744" calcext:value-type="float">
            <text:p>84.8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98408" calcext:value-type="float">
            <text:p>84.7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9264" calcext:value-type="float">
            <text:p>84.7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8012" calcext:value-type="float">
            <text:p>84.7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6488" calcext:value-type="float">
            <text:p>84.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55736" calcext:value-type="float">
            <text:p>84.7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0496" calcext:value-type="float">
            <text:p>84.7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344" calcext:value-type="float">
            <text:p>84.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5256" calcext:value-type="float">
            <text:p>84.7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6112" calcext:value-type="float">
            <text:p>84.7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5632" calcext:value-type="float">
            <text:p>84.6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79536" calcext:value-type="float">
            <text:p>84.6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2584" calcext:value-type="float">
            <text:p>84.6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7408" calcext:value-type="float">
            <text:p>84.4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3504" calcext:value-type="float">
            <text:p>84.4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3-01-23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63128" calcext:value-type="float">
            <text:p>84.4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2-09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5048" calcext:value-type="float">
            <text:p>84.5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2-05-10 0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82968" calcext:value-type="float">
            <text:p>83.1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2-01-1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1-03-21 1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6156" calcext:value-type="float">
            <text:p>81.0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0-09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1152" calcext:value-type="float">
            <text:p>79.3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20-01-0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9-09-09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432" calcext:value-type="float">
            <text:p>80.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9-01-1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18" calcext:value-type="float">
            <text:p>79.1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8-09-1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0168" calcext:value-type="float">
            <text:p>79.8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8-04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5816" calcext:value-type="float">
            <text:p>77.7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8-01-09 0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7-09-11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57856" calcext:value-type="float">
            <text:p>78.8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7-04-24 0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7-01-1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6-09-12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6</text:p>
          </table:table-cell>
          <table:table-cell office:value-type="string" calcext:value-type="string">
            <text:p>OGLLP-412</text:p>
          </table:table-cell>
          <table:table-cell office:value-type="string" calcext:value-type="string">
            <text:p>2016-05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31904" calcext:value-type="float">
            <text:p>75.4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56" meta:object-count="0"/>
    <meta:user-defined meta:name="AppVersion">3.0</meta:user-defined>
  </office:meta>
</office:document-meta>
</file>